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53000004E691BB6FCD470FAE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106cm, 0.64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306cm" svg:height="11.148cm" svg:x="5.293cm" svg:y="8.951cm">
          <draw:image xlink:href="Pictures/1000020100000453000004E691BB6FCD470FAE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2T20:33:57.414691634</dc:date>
    <meta:editing-duration>PT53S</meta:editing-duration>
    <meta:editing-cycles>1</meta:editing-cycles>
    <meta:document-statistic meta:object-count="1"/>
    <meta:generator>LibreOffice/5.2.7.2$Linux_ARM_EABI LibreOffice_project/20m0$Build-2</meta:generator>
  </office:meta>
</office:document-meta>
</file>